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1ea0d6" officeooo:paragraph-rsid="001ea0d6"/>
    </style:style>
    <style:style style:name="P2" style:family="paragraph" style:parent-style-name="Text_20_body">
      <style:text-properties style:font-name="Calibri" officeooo:paragraph-rsid="001ea0d6"/>
    </style:style>
    <style:style style:name="P3" style:family="paragraph" style:parent-style-name="Title">
      <style:text-properties style:font-name="Calibri" officeooo:rsid="001ea0d6" officeooo:paragraph-rsid="001ea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otaciones</text:p>
      <text:h text:style-name="P1" text:outline-level="1">Almacenar valores al rotar</text:h>
      <text:p text:style-name="P2">@Override</text:p>
      <text:p text:style-name="P2">protected void onSaveInstanceState(Bundle outState) {</text:p>
      <text:p text:style-name="P2"><text:s text:c="4"/>super.onSaveInstanceState(outState);</text:p>
      <text:p text:style-name="P2"><text:s text:c="4"/>outState.putString("num1", editText1.getText().toString());</text:p>
      <text:p text:style-name="P2"><text:s text:c="4"/>outState.putString("num2", editText2.getText().toString());</text:p>
      <text:p text:style-name="P2">}</text:p>
      <text:p text:style-name="P2"/>
      <text:p text:style-name="P2">@Override</text:p>
      <text:p text:style-name="P2">protected void onRestoreInstanceState(Bundle savedInstanceState) {</text:p>
      <text:p text:style-name="P2"><text:s text:c="4"/>super.onRestoreInstanceState(savedInstanceState);</text:p>
      <text:p text:style-name="P2"><text:s text:c="4"/>if (savedInstanceState != null) {</text:p>
      <text:p text:style-name="P2"><text:s text:c="8"/>String num1 = savedInstanceState.getString("num1");</text:p>
      <text:p text:style-name="P2"><text:s text:c="8"/>String num2 = savedInstanceState.getString("num2");</text:p>
      <text:p text:style-name="P2"><text:s text:c="8"/>editText1.setText(num1);</text:p>
      <text:p text:style-name="P2"><text:s text:c="8"/>editText2.setText(num2)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0:03:47.190000000</meta:creation-date>
    <dc:date>2023-12-11T12:17:10.237000000</dc:date>
    <meta:editing-duration>PT2H13M24S</meta:editing-duration>
    <meta:editing-cycles>1</meta:editing-cycles>
    <meta:document-statistic meta:table-count="0" meta:image-count="0" meta:object-count="0" meta:page-count="1" meta:paragraph-count="18" meta:word-count="41" meta:character-count="619" meta:non-whitespace-character-count="540"/>
    <meta:generator>LibreOffice/7.6.2.1$Windows_X86_64 LibreOffice_project/56f7684011345957bbf33a7ee678afaf4d2ba333</meta:generator>
  </office:meta>
</office:document-meta>
</file>